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0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свой алгоритм 20% 0.3974</text:p>
          </table:table-cell>
        </table:table-row>
        <table:table-row table:style-name="ro1">
          <table:table-cell/>
          <table:table-cell office:value-type="string" calcext:value-type="string">
            <text:p>свой алгоритм + word2vec 60% 0.3986</text:p>
          </table:table-cell>
        </table:table-row>
        <table:table-row table:style-name="ro1">
          <table:table-cell/>
          <table:table-cell office:value-type="string" calcext:value-type="string">
            <text:p>внешний алгоритм 100% 0.4026</text:p>
          </table:table-cell>
        </table:table-row>
        <table:table-row table:style-name="ro1">
          <table:table-cell/>
          <table:table-cell office:value-type="string" calcext:value-type="string">
            <text:p>данные внешнего алгоритма + своя оптимизаци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спользовать оптимизацию внешнего алгоритм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брать None и использовать свою оптимизацию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брать None и использовать оптимизацию внешнего алгоритм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обавить свои фичи во внешний алгоритм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бавить внешние данные в свой алгорит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20:27:57.771426009</meta:creation-date>
    <dc:date>2017-08-10T20:34:44.741772195</dc:date>
    <meta:editing-duration>PT6M45S</meta:editing-duration>
    <meta:editing-cycles>4</meta:editing-cycles>
    <meta:generator>LibreOffice/5.1.6.2$Linux_X86_64 LibreOffice_project/10m0$Build-2</meta:generator>
    <meta:document-statistic meta:table-count="1" meta:cell-count="14" meta:object-count="0"/>
  </office:meta>
</office:document-meta>
</file>